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0099f"/>
    </style:style>
    <style:style style:name="P2"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0099f" style:font-weight-asian="bold" style:font-weight-complex="bold"/>
    </style:style>
    <style:style style:name="P3"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2ff35" style:font-weight-asian="bold" style:font-weight-complex="bold"/>
    </style:style>
    <style:style style:name="P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0099f"/>
    </style:style>
    <style:style style:name="P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0099f" style:font-weight-asian="bold" style:font-weight-complex="bold"/>
    </style:style>
    <style:style style:name="P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0099f" style:font-weight-asian="normal" style:font-weight-complex="normal"/>
    </style:style>
    <style:style style:name="P7"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fo:letter-spacing="normal" fo:font-weight="bold" officeooo:paragraph-rsid="0000099f" style:font-weight-asian="bold" style:font-weight-complex="bold"/>
    </style:style>
    <style:style style:name="P8"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font-size="12.75pt" fo:letter-spacing="normal" fo:font-style="normal" fo:font-weight="normal" officeooo:paragraph-rsid="0000099f"/>
    </style:style>
    <style:style style:name="P9"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2ff35" style:font-weight-asian="bold" style:font-weight-complex="bold"/>
    </style:style>
    <style:style style:name="P10"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fo:font-size="12.75pt" fo:letter-spacing="normal" fo:font-style="normal" fo:font-weight="normal" officeooo:paragraph-rsid="0002ff35"/>
    </style:style>
    <style:style style:name="P11" style:family="paragraph" style:parent-style-name="Preformatted_20_Text">
      <style:paragraph-properties fo:text-align="start" style:justify-single-word="false" fo:orphans="2" fo:widows="2"/>
      <style:text-properties fo:font-variant="normal" fo:text-transform="none" fo:color="#000000" fo:font-size="12.75pt" fo:letter-spacing="normal" fo:font-style="normal" fo:font-weight="normal" officeooo:paragraph-rsid="0002ff35"/>
    </style:style>
    <style:style style:name="P12" style:family="paragraph" style:parent-style-name="Preformatted_20_Text">
      <style:paragraph-properties fo:text-align="start" style:justify-single-word="false" fo:orphans="2" fo:widows="2"/>
      <style:text-properties officeooo:paragraph-rsid="0002ff35"/>
    </style:style>
    <style:style style:name="P13" style:family="paragraph" style:parent-style-name="Preformatted_20_Text">
      <style:paragraph-properties fo:margin-left="0.132cm" fo:margin-right="0cm" fo:margin-top="0cm" fo:margin-bottom="0.499cm" loext:contextual-spacing="false"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4"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style:font-name="courier" fo:letter-spacing="normal" fo:font-style="normal" fo:font-weight="normal"/>
    </style:style>
    <style:style style:name="P15"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text-properties fo:font-variant="normal" fo:text-transform="none" fo:color="#000000" fo:letter-spacing="normal"/>
    </style:style>
    <style:style style:name="P16" style:family="paragraph" style:parent-style-name="Preformatted_20_Text">
      <style:paragraph-properties fo:margin-left="0.132cm" fo:margin-right="0cm" fo:text-align="start" style:justify-single-word="false" fo:orphans="2" fo:widows="2" fo:text-indent="0cm" style:auto-text-indent="false" fo:padding="0.132cm" fo:border="0.06pt dotted #ffaa00"/>
    </style:style>
    <style:style style:name="P17" style:family="paragraph" style:parent-style-name="Text_20_body">
      <style:paragraph-properties fo:margin-left="0.132cm" fo:margin-right="0cm" fo:text-indent="0cm" style:auto-text-indent="false"/>
    </style:style>
    <style:style style:name="P18"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fo:font-size="12.75pt" fo:letter-spacing="normal" fo:font-style="normal" fo:font-weight="normal" officeooo:paragraph-rsid="0002ff35"/>
    </style:style>
    <style:style style:name="P19"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arial" fo:font-size="12.75pt" fo:letter-spacing="normal" fo:font-style="normal" fo:font-weight="normal" officeooo:paragraph-rsid="0000099f" style:font-weight-asian="bold" style:font-weight-complex="bold"/>
    </style:style>
    <style:style style:name="P20"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style:font-name="courier" fo:letter-spacing="normal" fo:font-style="normal" fo:font-weight="normal" officeooo:paragraph-rsid="0000099f"/>
    </style:style>
    <style:style style:name="P21"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variant="normal" fo:text-transform="none" fo:color="#000000" fo:letter-spacing="normal" officeooo:paragraph-rsid="0000099f"/>
    </style:style>
    <style:style style:name="P22" style:family="paragraph" style:parent-style-name="Preformatted_20_Text">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0099f"/>
    </style:style>
    <style:style style:name="P23" style:family="paragraph" style:parent-style-name="Text_20_body">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49b3f"/>
    </style:style>
    <style:style style:name="P24"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0099f"/>
    </style:style>
    <style:style style:name="P25"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officeooo:paragraph-rsid="000435f8"/>
    </style:style>
    <style:style style:name="P26" style:family="paragraph" style:parent-style-name="Standard">
      <style:paragraph-properties fo:margin-left="0cm" fo:margin-right="0cm" fo:margin-top="0cm" fo:margin-bottom="0.353cm" loext:contextual-spacing="false" fo:line-height="115%" fo:text-align="start" style:justify-single-word="false" fo:orphans="0" fo:widows="0" fo:text-indent="0cm" style:auto-text-indent="false" style:vertical-align="auto" style:writing-mode="lr-tb"/>
      <style:text-properties fo:font-weight="bold" officeooo:paragraph-rsid="0000099f"/>
    </style:style>
    <style:style style:name="T1" style:family="text">
      <style:text-properties fo:font-weight="bold" style:font-weight-asian="bold" style:font-weight-complex="bold"/>
    </style:style>
    <style:style style:name="T2" style:family="text">
      <style:text-properties style:font-name="arial" fo:font-size="12.75pt" fo:font-style="normal" fo:font-weight="normal"/>
    </style:style>
    <style:style style:name="T3" style:family="text">
      <style:text-properties style:font-name="courier" fo:font-style="normal" fo:font-weight="normal"/>
    </style:style>
    <style:style style:name="T4" style:family="text">
      <style:text-properties fo:font-variant="normal" fo:text-transform="none" fo:color="#000000" style:font-name="courier" fo:letter-spacing="normal"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style:font-name="arial" fo:font-size="12.75pt" fo:letter-spacing="normal" fo:font-style="normal" fo:font-weight="normal"/>
    </style:style>
    <style:style style:name="T7" style:family="text">
      <style:text-properties officeooo:rsid="0006430b"/>
    </style:style>
    <style:style style:name="T8" style:family="text">
      <style:text-properties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Estructuras switch. <text:s/>(seccion 2 linea11)</text:span></text:p>
      <text:p text:style-name="P23"><text:span text:style-name="T5"> </text:span><text:span text:style-name="T6">Confeccionar un programa que solicite que ingrese un valor entre 1 y 5. Luego mostrar en castellano el valor ingresado. Mostrar un mensaje de error en caso de haber ingresado un valor que no se encuentre en dicho rango.</text:span></text:p>
      <text:p text:style-name="P23">Solicitar el ingreso alguna de estas palabras (casa, mesa, perro, gato) luego mostrar la palabra traducida en inglés. Es decir, si se ingresa 'casa' debemos mostrar el texto 'house' en la página. </text:p>
      <text:p text:style-name="P1"/>
      <text:p text:style-name="P2">.-Estructura repetitiva (while) <text:s/>(seccion 2 linea12)</text:p>
      <text:p text:style-name="P4">Realizar un programa que imprima en pantalla los números del 1 al 100.</text:p>
      <text:p text:style-name="P8"/>
      <text:p text:style-name="P1"><text:s text:c="4"/>Realizar un programa que imprima 25 términos de la serie 11 - 22 - 33 - 44, etc. (No se ingresan valores por teclado).</text:p>
      <text:p text:style-name="P1"><text:s text:c="4"/>Mostrar los múltiplos de 8 hasta el valor 500. Debe aparecer en pantalla 8 -16 -24, etc.</text:p>
      <text:p text:style-name="P1"/>
      <text:p text:style-name="P2">.-Concepto de acumulador. <text:s/>(seccion 2 linea13)</text:p>
      <text:p text:style-name="P4">Desarrollar un programa que permita la carga de 5 valores por teclado y nos muestre posteriormente la suma.</text:p>
      <text:p text:style-name="P20"/>
      <text:p text:style-name="P4"/>
      <text:p text:style-name="P1">Ha llegado la parte fundamental, que es el momento donde uno desarrolla individualmente un algoritmo para la resolución de problemas.</text:p>
      <text:p text:style-name="P1">El tiempo a dedicar a esta sección EJERCICIOS PROPUESTOS debe ser mucho mayor que el empleado al ver EJERCICIOS RESUELTOS.</text:p>
      <text:p text:style-name="P1">La experiencia dice que debemos dedicar el 80 % del tiempo a la resolución individual de problemas y el otro 20 % al análisis y codificación de problemas ya resueltos por otras personas.</text:p>
      <text:p text:style-name="P1">Es de vital importancia para llegar a ser un buen PROGRAMADOR poder resolver problemas en forma individual.</text:p>
      <text:p text:style-name="P1"/>
      <text:p text:style-name="P1"><text:s text:c="4"/>Escribir un programa que lea 10 notas de alumnos y nos informe cuántos tienen notas mayores o iguales a 7 y cuántos menores.</text:p>
      <text:p text:style-name="P1"><text:soft-page-break/><text:s text:c="4"/>Se ingresan un conjunto de 5 alturas de personas por teclado. Mostrar la altura promedio de las personas.</text:p>
      <text:p text:style-name="P1"><text:s text:c="4"/>En una empresa trabajan 5 empleados cuyos sueldos oscilan entre $100 y $500, realizar un programa que lea los sueldos que cobra cada empleado e informe cuántos empleados cobran entre $100 y $300 y cuántos cobran más de $300. Además el programa deberá informar el importe que gasta la empresa en sueldos al personal.</text:p>
      <text:p text:style-name="P1"><text:s text:c="4"/>Realizar un programa que imprima 20 términos de la serie 5 - 10 - 15 - 20, etc. (No se ingresan valores por teclado)</text:p>
      <text:p text:style-name="P1"><text:s text:c="4"/>Mostrar los múltiplos de 10 hasta el valor 1500.</text:p>
      <text:p text:style-name="P1"><text:s text:c="4"/>Debe aparecer en pantalla 10 - 20 -30 etc.</text:p>
      <text:p text:style-name="P1"><text:s text:c="4"/>Realizar un programa que permita cargar dos listas de 3 valores cada una. Informar con un mensaje cual de las dos listas tiene un valor acumulado mayor (mensajes 'Lista 1 mayor', 'Lista 2 mayor', 'Listas iguales')</text:p>
      <text:p text:style-name="P1"><text:s text:c="4"/>Tener en cuenta que puede haber dos o más estructuras repetitivas en un algoritmo.</text:p>
      <text:p text:style-name="P1"><text:s text:c="4"/>Desarrollar un programa que permita cargar 5 números enteros y luego nos informe cuántos valores fueron pares y cuántos impares.</text:p>
      <text:p text:style-name="P1"><text:s text:c="4"/>Emplear el operador "%" en la condición de la estructura condicional.</text:p>
      <text:p text:style-name="P1"/>
      <text:p text:style-name="P1"><text:s text:c="4"/><text:tab/>if (valor%2==0)</text:p>
      <text:p text:style-name="P1"/>
      <text:p text:style-name="P1"><text:s text:c="4"/>El operador "%" retorna el resto de la división valor / 2. Por ejemplo: 12 % 2, retorna 0; 13 % 2, retorna 1, porque el resto de dividir 13 en 2 es 1.</text:p>
      <text:p text:style-name="P1"/>
      <text:p text:style-name="P2">.-Estructura repetitiva (do/while) <text:s text:c="4"/>(seccion 2 linea14)</text:p>
      <text:p text:style-name="P4">Escribir un programa que solicite la carga de un número entre 0 y 999, y nos muestre un mensaje de cuántos dígitos tiene el mismo. Finalizar el programa cuando se cargue el valor 0.</text:p>
      <text:p text:style-name="P20"/>
      <text:p text:style-name="P17"><text:line-break/></text:p>
      <text:p text:style-name="P1"/>
      <text:p text:style-name="P1"><text:soft-page-break/><text:s text:c="4"/>Realizar un programa que acumule (sume) valores ingresados por teclado hasta ingresa el 9999 (no sumar dicho valor, solamente indica que ha finalizado la carga). Imprimir el valor acumulado e informar si dicho valor es cero, mayor a cero o menor a cero.</text:p>
      <text:p text:style-name="P1"><text:s text:c="4"/>En un banco se procesan datos de las cuentas corrientes de sus clientes. De cada cuenta corriente se conoce: número de cuenta, nombre del cliente y saldo actual. El ingreso de datos debe finalizar al ingresar un valor negativo en el número de cuenta.</text:p>
      <text:p text:style-name="P1"><text:s text:c="4"/>Se pide confeccionar un programa que lea los datos de las cuentas corrientes e informe:</text:p>
      <text:p text:style-name="P1"><text:s text:c="4"/>a) De cada cuenta: número de cuenta, nombre del cliente y estado de la cuenta según su saldo, sabiendo que:</text:p>
      <text:p text:style-name="P1"/>
      <text:p text:style-name="P1"><text:s text:c="4"/>Estado de la cuenta<text:tab/>'Acreedor' si el saldo es &gt;0.</text:p>
      <text:p text:style-name="P1"><text:s text:c="4"/><text:tab/><text:tab/><text:tab/>'Deudor' si el saldo es &lt;0.</text:p>
      <text:p text:style-name="P1"><text:s text:c="4"/><text:tab/><text:tab/><text:tab/>'Nulo' si el saldo es =0.</text:p>
      <text:p text:style-name="P1"/>
      <text:p text:style-name="P1"><text:s text:c="4"/>b) La suma total de los saldos acreedores.</text:p>
      <text:p text:style-name="P1"><text:s text:c="4"/>Se realizó un censo provincial y se desea procesar la información obtenida en dicho censo. De cada una de las personas censadas se tiene la siguiente información: número de documento, edad y sexo ('femenino' o 'masculino')</text:p>
      <text:p text:style-name="P1"><text:s text:c="4"/>Se pide confeccionar un programa que lea los datos de cada persona censada (para finalizar ingresar el valor cero en el número de documento) e informar:</text:p>
      <text:p text:style-name="P1"/>
      <text:p text:style-name="P1"><text:s text:c="5"/></text:p>
      <text:p text:style-name="P1"><text:s text:c="4"/>a)<text:tab/>Cantidad total de personas censadas.</text:p>
      <text:p text:style-name="P1"><text:s text:c="4"/>b)<text:tab/>Cantidad de varones.</text:p>
      <text:p text:style-name="P1"><text:s text:c="4"/>c)<text:tab/>Cantidad de mujeres.</text:p>
      <text:p text:style-name="P1"><text:s text:c="4"/>d)<text:tab/>Cantidad de varones cuya edad varía entre 16 y 65 años.</text:p>
      <text:p text:style-name="P1"/>
      <text:p text:style-name="P2">.-Estructura repetitiva (for) <text:s text:c="2"/>(seccion 2 linea15)</text:p>
      <text:p text:style-name="P4">Mostrar por pantalla los números del 1 al 10.</text:p>
      <text:p text:style-name="P8"><text:soft-page-break/>&lt;script&gt;</text:p>
      <text:p text:style-name="P15"><text:s text:c="2"/><text:span text:style-name="T3">var f;</text:span></text:p>
      <text:p text:style-name="P15"><text:s text:c="2"/><text:span text:style-name="T3">for(f=1;f&lt;=10;f++)</text:span></text:p>
      <text:p text:style-name="P15"><text:s text:c="2"/><text:span text:style-name="T3">{</text:span></text:p>
      <text:p text:style-name="P15"><text:s text:c="4"/><text:span text:style-name="T3">document.write(f+" ");</text:span></text:p>
      <text:p text:style-name="P15"><text:s text:c="2"/><text:span text:style-name="T3">}</text:span></text:p>
      <text:p text:style-name="P13">&lt;/script&gt;</text:p>
      <text:p text:style-name="P4"/>
      <text:p text:style-name="P1"><text:s/>Confeccionar un programa que lea 3 pares de datos, cada par de datos corresponde a la medida de la base y la altura de un triángulo. El programa deberá informar:</text:p>
      <text:p text:style-name="P1"><text:s text:c="4"/>a) De cada triángulo la medida de su base, su altura y su superficie.</text:p>
      <text:p text:style-name="P1"><text:s text:c="4"/>b) La cantidad de triángulos cuya superficie es mayor a 12.</text:p>
      <text:p text:style-name="P1"><text:s text:c="4"/>Desarrollar un programa que solicite la carga de 10 números e imprima la suma de lo últimos 5 valores ingresados.</text:p>
      <text:p text:style-name="P1"><text:s/>Desarrollar un programa que muestre la tabla de multiplicar del 5 (del 5 al 50).</text:p>
      <text:p text:style-name="P1"><text:s text:c="4"/>Confeccionar un programa que permita ingresar un valor del 1 al 10 y nos muestre la tabla de multiplicar del mismo (los primeros 12 términos)</text:p>
      <text:p text:style-name="P1"><text:s text:c="4"/>Ejemplo: Si ingreso 3 deberá aparecer en pantalla los valores 3, 6, 9, hasta el 36.</text:p>
      <text:p text:style-name="P1"><text:s text:c="4"/>Realizar un programa que lea los lados de 4 triángulos, e informar:</text:p>
      <text:p text:style-name="P1"><text:s text:c="4"/>a) De cada uno de ellos, qué tipo de triángulo es: equilátero (tres lados iguales), isósceles (dos lados iguales), o escaleno (ningún lado igual)</text:p>
      <text:p text:style-name="P1"><text:s text:c="4"/>b) Cantidad de triángulos de cada tipo.</text:p>
      <text:p text:style-name="P1"><text:s text:c="4"/>c) Tipo de triángulo del que hay menor cantidad.</text:p>
      <text:p text:style-name="P1"><text:s text:c="4"/>Escribir un programa que pida ingresar coordenadas (x,y) que representan puntos en el plano. Informar cuántos puntos se han ingresado en el primer, segundo, tercer y cuarto cuadrante. Al comenzar el programa se pide que se ingrese la cantidad de puntos a procesar.</text:p>
      <text:p text:style-name="P1"><text:s text:c="4"/>Se realiza la carga de 10 valores enteros por teclado. Se desea conocer:</text:p>
      <text:p text:style-name="P1"><text:s text:c="4"/>a) La cantidad de valores negativos ingresados.</text:p>
      <text:p text:style-name="P1"><text:s text:c="4"/>b) La cantidad de valores positivos ingresados.</text:p>
      <text:p text:style-name="P1"><text:s text:c="4"/>c) La cantidad de múltiplos de 15.</text:p>
      <text:p text:style-name="P1"><text:s text:c="4"/>d) El valor acumulado de los números ingresados que son pares.</text:p>
      <text:p text:style-name="P1"><text:soft-page-break/><text:s text:c="4"/>Se cuenta con la siguiente información:</text:p>
      <text:p text:style-name="P1"><text:s text:c="4"/>Las edades de 5 estudiantes del turno mañana.</text:p>
      <text:p text:style-name="P1"><text:s text:c="4"/>Las edades de 6 estudiantes del turno tarde.</text:p>
      <text:p text:style-name="P1"><text:s text:c="4"/>Las edades de 11 estudiantes del turno noche.</text:p>
      <text:p text:style-name="P1"><text:s text:c="4"/>Las edades de cada estudiante deben ingresarse por teclado.</text:p>
      <text:p text:style-name="P1"><text:s text:c="4"/>a) Obtener el promedio de las edades de cada turno (tres promedios).</text:p>
      <text:p text:style-name="P1"><text:s text:c="4"/>b) Imprimir dichos promedios (promedio de cada turno).</text:p>
      <text:p text:style-name="P1"><text:s text:c="4"/>c) Mostrar por pantalla un mensaje que indique cual de los tres turnos tiene un promedio de edades mayor.</text:p>
      <text:p text:style-name="P3">.-<text:span text:style-name="T7">Funciones(seccion 2 linea16)</text:span></text:p>
      <text:p text:style-name="P9">Mostrar un mensaje que se repita 3 veces en la página con el siguiente texto:</text:p>
      <text:p text:style-name="P10">'Cuidado'</text:p>
      <text:p text:style-name="P11">'Ingrese su documento correctamente'</text:p>
      <text:p text:style-name="P12"/>
      <text:p text:style-name="P11">'Cuidado'</text:p>
      <text:p text:style-name="P11">'Ingrese su documento correctamente'</text:p>
      <text:p text:style-name="P12"/>
      <text:p text:style-name="P11">'Cuidado'</text:p>
      <text:p text:style-name="P18">'Ingrese su documento correctamente'</text:p>
      <text:p text:style-name="P26"><text:span text:style-name="T8"/></text:p>
      <text:p text:style-name="P26"><text:span text:style-name="T8">.- Funciones con parámetros. <text:s text:c="2"/>(seccion2 linea17)</text:span></text:p>
      <text:p text:style-name="P5">Confeccionar una función que reciba dos números y muestre en la página los valores comprendidos entre ellos de uno en uno. Cargar por teclado esos dos valores.</text:p>
      <text:p text:style-name="P21"><text:span text:style-name="T3"/></text:p>
      <text:p text:style-name="P1"><text:s text:c="2"/>Elaborar una función a la cual le enviemos tres enteros y muestre el menor.</text:p>
      <text:p text:style-name="P1"><text:s text:c="4"/>Confeccionar una función a la cual le envíe tres enteros y los muestre ordenados de menor a mayor.</text:p>
      <text:p text:style-name="P1">.<text:span text:style-name="T1">-Funciones que retornan un valor. <text:s text:c="2"/>(seccion2 linea18)</text:span></text:p>
      <text:p text:style-name="P6">Confeccionar una función que reciba un valor entero comprendido entre 1 y 5. Luego retornar en castellano el valor recibido.</text:p>
      <text:p text:style-name="P22"/>
      <text:p text:style-name="P25"/>
      <text:p text:style-name="P25"><text:soft-page-break/><text:s text:c="2"/>Confeccionar una función a la cual le envíe tres enteros y retorne el mayor de ellos.</text:p>
      <text:p text:style-name="P1"><text:s text:c="4"/>Elaborar una función a la cual le envíe el valor del lado de un cuadrado y me retorne su perímetro.</text:p>
      <text:p text:style-name="P1"><text:s text:c="4"/>Desarrollar una función que retorne la cantidad de dígitos que tiene una variable entera positiva.</text:p>
      <text:p text:style-name="P1"><text:s text:c="4"/>Elaborar una función que reciba tres enteros y retorne el promedio.</text:p>
      <text:p text:style-name="P1"><text:s text:c="4"/>Confeccionar una función que solicite la carga de 5 valores por teclado y retorne su suma.</text:p>
      <text:p text:style-name="P2">.-Clase Date <text:s text:c="3"/>(seccion 2 linea20)</text:p>
      <text:p text:style-name="P7"> <text:span text:style-name="T2">Mostrar en una página la fecha y la hora actual</text:span></text:p>
      <text:p text:style-name="P19"/>
      <text:p text:style-name="P1">Confeccionar un programa que muestre en que cuatrimestre del año nos encontramos. Para esto obtener el 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courier" svg:font-family="courier"/>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9T22:09:51.336091146</meta:creation-date>
    <dc:date>2018-06-10T09:39:26.213982061</dc:date>
    <meta:editing-duration>PT17M32S</meta:editing-duration>
    <meta:editing-cycles>7</meta:editing-cycles>
    <meta:generator>LibreOffice/5.1.6.2$Linux_X86_64 LibreOffice_project/10m0$Build-2</meta:generator>
    <meta:document-statistic meta:table-count="0" meta:image-count="0" meta:object-count="0" meta:page-count="6" meta:paragraph-count="99" meta:word-count="1393" meta:character-count="8328" meta:non-whitespace-character-count="6758"/>
  </office:meta>
</office:document-meta>
</file>